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imSun" svg:font-family="SimSun, 宋体" style:font-pitch="variable"/>
    <style:font-face style:name="Calibri" svg:font-family="Calibri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0.362cm" table:align="margins" style:writing-mode="lr-tb"/>
    </style:style>
    <style:style style:name="Tableau1.A" style:family="table-column">
      <style:table-column-properties style:column-width="10.986cm" style:rel-column-width="35357*"/>
    </style:style>
    <style:style style:name="Tableau1.B" style:family="table-column">
      <style:table-column-properties style:column-width="9.377cm" style:rel-column-width="30178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362cm" table:align="margins" style:writing-mode="lr-tb"/>
    </style:style>
    <style:style style:name="Tableau5.A" style:family="table-column">
      <style:table-column-properties style:column-width="10.181cm" style:rel-column-width="32767*"/>
    </style:style>
    <style:style style:name="Tableau5.B" style:family="table-column">
      <style:table-column-properties style:column-width="10.181cm" style:rel-column-width="32768*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cccccc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62cm" table:align="margins" style:writing-mode="lr-tb"/>
    </style:style>
    <style:style style:name="Tableau2.A" style:family="table-column">
      <style:table-column-properties style:column-width="10.395cm" style:rel-column-width="33456*"/>
    </style:style>
    <style:style style:name="Tableau2.B" style:family="table-column">
      <style:table-column-properties style:column-width="9.968cm" style:rel-column-width="32079*"/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18cm" fo:margin-left="0.086cm" fo:margin-top="0cm" fo:margin-bottom="0cm" table:align="left" style:writing-mode="lr-tb"/>
    </style:style>
    <style:style style:name="Tableau3.A" style:family="table-column">
      <style:table-column-properties style:column-width="10.017cm"/>
    </style:style>
    <style:style style:name="Tableau3.B" style:family="table-column">
      <style:table-column-properties style:column-width="10.3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3" style:family="table-row">
      <style:table-row-properties style:min-row-height="0.129cm" fo:keep-together="auto"/>
    </style:style>
    <style:style style:name="Tableau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20.241cm" fo:margin-left="0.067cm" fo:margin-top="0cm" fo:margin-bottom="0cm" table:align="left" style:writing-mode="lr-tb"/>
    </style:style>
    <style:style style:name="Tableau8.A" style:family="table-column">
      <style:table-column-properties style:column-width="9.978cm"/>
    </style:style>
    <style:style style:name="Tableau8.B" style:family="table-column">
      <style:table-column-properties style:column-width="10.262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3" style:family="table-row">
      <style:table-row-properties style:min-row-height="0.129cm" fo:keep-together="auto"/>
    </style:style>
    <style:style style:name="Tableau8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" style:family="table">
      <style:table-properties style:width="19.999cm" fo:margin-left="0.086cm" fo:margin-top="0cm" fo:margin-bottom="0cm" table:align="left" style:writing-mode="lr-tb"/>
    </style:style>
    <style:style style:name="Tableau11.A" style:family="table-column">
      <style:table-column-properties style:column-width="10.017cm"/>
    </style:style>
    <style:style style:name="Tableau11.B" style:family="table-column">
      <style:table-column-properties style:column-width="9.982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.3" style:family="table-row">
      <style:table-row-properties style:min-row-height="0.129cm" fo:keep-together="auto"/>
    </style:style>
    <style:style style:name="Tableau1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8.396cm" fo:margin-left="0.086cm" fo:margin-top="0cm" fo:margin-bottom="0cm" table:align="left" style:writing-mode="lr-tb"/>
    </style:style>
    <style:style style:name="Tableau9.A" style:family="table-column">
      <style:table-column-properties style:column-width="10.017cm"/>
    </style:style>
    <style:style style:name="Tableau9.B" style:family="table-column">
      <style:table-column-properties style:column-width="8.378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9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3" style:family="table-row">
      <style:table-row-properties style:min-row-height="0.129cm" fo:keep-together="auto"/>
    </style:style>
    <style:style style:name="Tableau9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20.399cm" fo:margin-left="-0.016cm" fo:margin-top="0cm" fo:margin-bottom="0cm" table:align="left" style:writing-mode="lr-tb"/>
    </style:style>
    <style:style style:name="Tableau4.A" style:family="table-column">
      <style:table-column-properties style:column-width="12.215cm"/>
    </style:style>
    <style:style style:name="Tableau4.B" style:family="table-column">
      <style:table-column-properties style:column-width="8.18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3" style:family="table-row">
      <style:table-row-properties style:min-row-height="0.129cm" fo:keep-together="auto"/>
    </style:style>
    <style:style style:name="Tableau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20.399cm" fo:margin-left="-0.016cm" fo:margin-top="0cm" fo:margin-bottom="0cm" table:align="left" style:writing-mode="lr-tb"/>
    </style:style>
    <style:style style:name="Tableau6.A" style:family="table-column">
      <style:table-column-properties style:column-width="10.199cm"/>
    </style:style>
    <style:style style:name="Tableau6.B" style:family="table-column">
      <style:table-column-properties style:column-width="2.016cm"/>
    </style:style>
    <style:style style:name="Tableau6.C" style:family="table-column">
      <style:table-column-properties style:column-width="8.184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3" style:family="table-row">
      <style:table-row-properties style:min-row-height="0.57cm" fo:keep-together="auto"/>
    </style:style>
    <style:style style:name="Tableau6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" style:family="table">
      <style:table-properties style:width="20.399cm" fo:margin-left="-0.016cm" fo:margin-top="0cm" fo:margin-bottom="0cm" table:align="left" style:writing-mode="lr-tb"/>
    </style:style>
    <style:style style:name="Tableau10.A" style:family="table-column">
      <style:table-column-properties style:column-width="12.215cm"/>
    </style:style>
    <style:style style:name="Tableau10.B" style:family="table-column">
      <style:table-column-properties style:column-width="0.085cm"/>
    </style:style>
    <style:style style:name="Tableau10.C" style:family="table-column">
      <style:table-column-properties style:column-width="8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0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.3" style:family="table-row">
      <style:table-row-properties style:min-row-height="0.57cm" fo:keep-together="auto"/>
    </style:style>
    <style:style style:name="Tableau10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0.C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color="#c9211e" loext:opacity="100%" fo:font-size="15pt" fo:font-weight="bold" officeooo:rsid="00c3f880" officeooo:paragraph-rsid="00c3f880" style:font-size-asian="15pt" style:font-weight-asian="bold" style:font-size-complex="15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ab0c42" style:font-weight-asian="bold" style:text-overline-style="none" style:text-overline-color="font-color"/>
    </style:style>
    <style:style style:name="P4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12a3e1f" style:font-weight-asian="bold" style:text-overline-style="none" style:text-overline-color="font-color"/>
    </style:style>
    <style:style style:name="P5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17017ed" style:font-weight-asian="bold" style:text-overline-style="none" style:text-overline-color="font-color"/>
    </style:style>
    <style:style style:name="P6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17b1a67" style:font-weight-asian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reak-before="page"/>
      <style:text-properties officeooo:paragraph-rsid="00c3f880"/>
    </style:style>
    <style:style style:name="P8" style:family="paragraph" style:parent-style-name="Standard">
      <style:paragraph-properties fo:text-align="start" style:justify-single-word="false" fo:break-before="page"/>
      <style:text-properties officeooo:paragraph-rsid="00d23ef0"/>
    </style:style>
    <style:style style:name="P9" style:family="paragraph" style:parent-style-name="Standard">
      <style:paragraph-properties fo:text-align="start" style:justify-single-word="false" fo:break-before="page"/>
      <style:text-properties officeooo:paragraph-rsid="00d8ad65"/>
    </style:style>
    <style:style style:name="P10" style:family="paragraph" style:parent-style-name="Standard">
      <style:paragraph-properties fo:break-before="page"/>
      <style:text-properties officeooo:paragraph-rsid="00b510cb"/>
    </style:style>
    <style:style style:name="P11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d23ef0" style:font-weight-asian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f1e0ff" style:font-weight-asian="bold" style:text-overline-style="none" style:text-overline-color="font-color"/>
    </style:style>
    <style:style style:name="P14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rsid="01296f2b" officeooo:paragraph-rsid="012a3e1f" style:font-weight-asian="bold" style:text-overline-style="none" style:text-overline-color="font-color"/>
    </style:style>
    <style:style style:name="P15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b510cb" style:font-weight-asian="bold" style:font-weight-complex="bold" style:text-overline-style="none" style:text-overline-color="font-color"/>
    </style:style>
    <style:style style:name="P16" style:family="paragraph" style:parent-style-name="Standard">
      <style:text-properties fo:font-variant="normal" fo:text-transform="none" fo:color="#158466" loext:opacity="100%" style:text-line-through-style="none" style:text-line-through-type="none" fo:font-size="12pt" style:text-underline-style="solid" style:text-underline-width="auto" style:text-underline-color="font-color" fo:font-weight="bold" officeooo:paragraph-rsid="00b510cb" style:font-size-asian="12pt" style:font-weight-asian="bold" style:font-size-complex="12pt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officeooo:paragraph-rsid="00f1e0ff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officeooo:paragraph-rsid="00f1e0ff" style:font-name-asian="Calibri1" style:font-size-asian="15pt" style:language-asian="fr" style:country-asian="FR" style:font-weight-asian="bold" style:font-size-complex="15pt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28pt" style:text-underline-style="solid" style:text-underline-width="auto" style:text-underline-color="font-color" fo:font-weight="bold" style:font-size-asian="28pt" style:font-weight-asian="bold" style:font-size-complex="28pt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28pt" style:text-underline-style="solid" style:text-underline-width="auto" style:text-underline-color="font-color" fo:font-weight="bold" style:font-size-asian="28pt" style:font-weight-asian="bold" style:font-size-complex="28pt" style:font-weight-complex="bold" style:text-overline-style="none" style:text-overline-color="font-color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paragraph-rsid="00b78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fo:font-size="12pt" style:text-underline-style="none" fo:font-weight="normal" officeooo:paragraph-rsid="00bbb8f9" style:font-size-asian="12pt" style:font-weight-asian="normal" style:font-size-complex="12pt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770cf" officeooo:paragraph-rsid="010c6641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770cf" officeooo:paragraph-rsid="00f6d506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6b934" officeooo:paragraph-rsid="00f93be2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6b934" officeooo:paragraph-rsid="010d672c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7" style:family="paragraph" style:parent-style-name="Standard">
      <style:text-properties fo:font-variant="normal" fo:text-transform="none" fo:color="#c9211e" loext:opacity="100%" style:text-line-through-style="none" style:text-line-through-type="none" fo:font-size="12pt" fo:font-style="italic" style:text-underline-style="solid" style:text-underline-width="auto" style:text-underline-color="font-color" fo:font-weight="bold" officeooo:rsid="005bb87d" officeooo:paragraph-rsid="00b782be" style:font-name-asian="Calibri1" style:font-size-asian="12pt" style:language-asian="fr" style:country-asian="FR" style:font-style-asian="italic" style:font-weight-asian="bold" style:font-name-complex="Arial" style:font-size-complex="12pt" style:font-style-complex="italic" style:font-weight-complex="bold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fo:font-size="28pt" fo:font-style="normal" style:text-underline-style="solid" style:text-underline-width="auto" style:text-underline-color="font-color" fo:font-weight="bold" officeooo:paragraph-rsid="00c555c9" style:font-size-asian="28pt" style:language-asian="fr" style:country-asian="FR" style:font-style-asian="normal" style:font-weight-asian="bold" style:font-name-complex="Arial" style:font-size-complex="28pt" style:font-style-complex="normal" style:font-weight-complex="bold" style:text-overline-style="none" style:text-overline-color="font-color"/>
    </style:style>
    <style:style style:name="P29" style:family="paragraph" style:parent-style-name="Standard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0acf67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paragraph-rsid="00f1e0ff" style:font-weight-asian="bold" style:font-weight-complex="bold"/>
    </style:style>
    <style:style style:name="P32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346629" style:font-weight-asian="bold" style:font-weight-complex="bold"/>
    </style:style>
    <style:style style:name="P33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351f1e" style:font-weight-asian="bold" style:font-weight-complex="bold"/>
    </style:style>
    <style:style style:name="P34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494a82" style:font-weight-asian="bold" style:font-weight-complex="bold"/>
    </style:style>
    <style:style style:name="P35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7017ed" style:font-weight-asian="bold" style:font-weight-complex="bold"/>
    </style:style>
    <style:style style:name="P36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7a6e79" style:font-weight-asian="bold" style:font-weight-complex="bold"/>
    </style:style>
    <style:style style:name="P37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7ea6bc" style:font-weight-asian="bold" style:font-weight-complex="bold"/>
    </style:style>
    <style:style style:name="P38" style:family="paragraph" style:parent-style-name="Standard">
      <style:text-properties fo:color="#c9211e" loext:opacity="100%" fo:font-weight="bold" style:font-weight-asian="bold" style:font-weight-complex="bold"/>
    </style:style>
    <style:style style:name="P39" style:family="paragraph" style:parent-style-name="Standard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40" style:family="paragraph" style:parent-style-name="Standard">
      <style:text-properties fo:color="#c9211e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c9211e" loext:opacity="100%" fo:font-size="12pt" style:text-underline-style="solid" style:text-underline-width="auto" style:text-underline-color="font-color" fo:font-weight="bold" officeooo:paragraph-rsid="00f54470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c9211e" loext:opacity="100%" fo:font-size="12pt" style:text-underline-style="solid" style:text-underline-width="auto" style:text-underline-color="font-color" fo:font-weight="bold" officeooo:paragraph-rsid="00f35762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c9211e" loext:opacity="100%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44" style:family="paragraph" style:parent-style-name="Standard">
      <style:text-properties officeooo:paragraph-rsid="00a64fb2"/>
    </style:style>
    <style:style style:name="P45" style:family="paragraph" style:parent-style-name="Standard">
      <style:text-properties officeooo:paragraph-rsid="00b2d258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paragraph-properties fo:text-align="center" style:justify-single-word="false"/>
      <style:text-properties officeooo:paragraph-rsid="00b510cb"/>
    </style:style>
    <style:style style:name="P48" style:family="paragraph" style:parent-style-name="Standard">
      <style:paragraph-properties fo:text-align="center" style:justify-single-word="false"/>
      <style:text-properties officeooo:paragraph-rsid="00f1e0ff"/>
    </style:style>
    <style:style style:name="P49" style:family="paragraph" style:parent-style-name="Standard"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weight="bold" officeooo:paragraph-rsid="00b510cb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weight="bold" officeooo:paragraph-rsid="00b74ca0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weight="bold" officeooo:paragraph-rsid="00cea464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weight="bold" officeooo:paragraph-rsid="00e1b30c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weight="bold" officeooo:paragraph-rsid="00f1e0ff" style:font-weight-asian="bold" style:font-weight-complex="bold"/>
    </style:style>
    <style:style style:name="P56" style:family="paragraph" style:parent-style-name="Standard">
      <style:text-properties fo:font-weight="bold" officeooo:paragraph-rsid="00a3fac5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weight="bold" officeooo:rsid="00d3570b" officeooo:paragraph-rsid="00f1e0ff" style:font-weight-asian="bold" style:font-weight-complex="bold"/>
    </style:style>
    <style:style style:name="P58" style:family="paragraph" style:parent-style-name="Standard">
      <style:text-properties fo:font-weight="bold" officeooo:paragraph-rsid="017017ed" style:font-weight-asian="bold" style:font-weight-complex="bold"/>
    </style:style>
    <style:style style:name="P59" style:family="paragraph" style:parent-style-name="Standard">
      <style:text-properties fo:font-weight="bold" officeooo:rsid="01735537" officeooo:paragraph-rsid="01735537" style:font-weight-asian="bold" style:font-weight-complex="bold"/>
    </style:style>
    <style:style style:name="P60" style:family="paragraph" style:parent-style-name="Standard">
      <style:text-properties fo:font-weight="bold" officeooo:rsid="00dd9a0e" officeooo:paragraph-rsid="016f3716" style:font-weight-asian="bold" style:font-weight-complex="bold"/>
    </style:style>
    <style:style style:name="P61" style:family="paragraph" style:parent-style-name="Standard">
      <style:text-properties fo:font-weight="bold" officeooo:rsid="00e1051d" officeooo:paragraph-rsid="01735537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officeooo:paragraph-rsid="00c555c9"/>
    </style:style>
    <style:style style:name="P63" style:family="paragraph" style:parent-style-name="Standard">
      <style:paragraph-properties fo:text-align="start" style:justify-single-word="false"/>
      <style:text-properties officeooo:paragraph-rsid="00d8ad65"/>
    </style:style>
    <style:style style:name="P64" style:family="paragraph" style:parent-style-name="Standard">
      <style:paragraph-properties fo:text-align="start" style:justify-single-word="false"/>
      <style:text-properties officeooo:paragraph-rsid="00e1b30c"/>
    </style:style>
    <style:style style:name="P65" style:family="paragraph" style:parent-style-name="Standard">
      <style:paragraph-properties fo:text-align="start" style:justify-single-word="false"/>
      <style:text-properties officeooo:paragraph-rsid="00e80a34"/>
    </style:style>
    <style:style style:name="P66" style:family="paragraph" style:parent-style-name="Standard">
      <style:paragraph-properties fo:text-align="start" style:justify-single-word="false"/>
      <style:text-properties officeooo:paragraph-rsid="00e9953d"/>
    </style:style>
    <style:style style:name="P67" style:family="paragraph" style:parent-style-name="Standard">
      <style:paragraph-properties fo:text-align="start" style:justify-single-word="false"/>
      <style:text-properties officeooo:paragraph-rsid="01036dde"/>
    </style:style>
    <style:style style:name="P68" style:family="paragraph" style:parent-style-name="Standard">
      <style:paragraph-properties fo:text-align="center" style:justify-single-word="false"/>
      <style:text-properties officeooo:rsid="00d3f41a" officeooo:paragraph-rsid="00f1e0ff"/>
    </style:style>
    <style:style style:name="P69" style:family="paragraph" style:parent-style-name="Standard">
      <style:paragraph-properties fo:text-align="start" style:justify-single-word="false"/>
      <style:text-properties officeooo:rsid="00d8afd5" officeooo:paragraph-rsid="00e1b30c"/>
    </style:style>
    <style:style style:name="P70" style:family="paragraph" style:parent-style-name="Standard">
      <style:paragraph-properties fo:text-align="start" style:justify-single-word="false"/>
      <style:text-properties officeooo:rsid="00d8afd5" officeooo:paragraph-rsid="00f1e0ff"/>
    </style:style>
    <style:style style:name="P71" style:family="paragraph" style:parent-style-name="Standard">
      <style:paragraph-properties fo:text-align="start" style:justify-single-word="false"/>
      <style:text-properties officeooo:rsid="00d8afd5" officeooo:paragraph-rsid="010bc642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d8afd5" officeooo:paragraph-rsid="00f1e0ff" style:font-name-asian="Calibri1" style:font-size-asian="12pt" style:language-asian="fr" style:country-asian="FR" style:font-weight-asian="bold" style:font-size-complex="12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a37a19" officeooo:paragraph-rsid="00ca7e16" style:font-name-asian="Calibri1" style:font-size-asian="12pt" style:language-asian="fr" style:country-asian="FR" style:font-weight-asian="bold" style:font-size-complex="12pt" style:font-weight-complex="bold"/>
    </style:style>
    <style:style style:name="P74" style:family="paragraph" style:parent-style-name="Standard">
      <style:text-properties fo:color="#000000" loext:opacity="100%" style:font-name="DejaVu Serif Condensed" fo:font-size="12pt" fo:font-weight="bold" officeooo:rsid="00a37a19" officeooo:paragraph-rsid="017017ed" style:font-name-asian="Calibri1" style:font-size-asian="12pt" style:language-asian="fr" style:country-asian="FR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e1b30c" officeooo:paragraph-rsid="00e1b30c" style:font-name-asian="Calibri1" style:font-size-asian="12pt" style:language-asian="fr" style:country-asian="FR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DejaVu Serif Condensed" fo:font-size="12pt" fo:font-weight="bold" officeooo:rsid="00e1b30c" officeooo:paragraph-rsid="00e80a34" style:font-name-asian="Calibri1" style:font-size-asian="12pt" style:language-asian="fr" style:country-asian="FR" style:font-weight-asian="bold" style:font-size-complex="12pt" style:font-weight-complex="bold"/>
    </style:style>
    <style:style style:name="P77" style:family="paragraph" style:parent-style-name="Standard">
      <style:text-properties fo:color="#000000" loext:opacity="100%" style:font-name="DejaVu Serif Condensed" fo:font-size="12pt" fo:font-weight="normal" officeooo:rsid="0101d097" officeooo:paragraph-rsid="0101d097" style:font-name-asian="Calibri1" style:font-size-asian="12pt" style:language-asian="fr" style:country-asian="FR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DejaVu Serif Condensed" fo:font-size="12pt" fo:font-weight="normal" officeooo:rsid="00e9953d" officeooo:paragraph-rsid="00e9953d" style:font-name-asian="Calibri1" style:font-size-asian="12pt" style:language-asian="fr" style:country-asian="FR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6d506" officeooo:paragraph-rsid="00f93be2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a9efe" officeooo:paragraph-rsid="00fa9efe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fabd74" officeooo:paragraph-rsid="00fabd74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officeooo:rsid="00d960a5" officeooo:paragraph-rsid="00f1e0ff"/>
    </style:style>
    <style:style style:name="P83" style:family="paragraph" style:parent-style-name="Standard">
      <style:paragraph-properties fo:text-align="start" style:justify-single-word="false"/>
      <style:text-properties officeooo:rsid="00db5d9e" officeooo:paragraph-rsid="00f1e0ff"/>
    </style:style>
    <style:style style:name="P84" style:family="paragraph" style:parent-style-name="Standard">
      <style:paragraph-properties fo:text-align="start" style:justify-single-word="false"/>
      <style:text-properties officeooo:rsid="00de9786" officeooo:paragraph-rsid="00f1e0ff"/>
    </style:style>
    <style:style style:name="P85" style:family="paragraph" style:parent-style-name="Standard">
      <style:text-properties fo:font-size="12pt" style:font-size-asian="12pt" style:font-size-complex="12pt"/>
    </style:style>
    <style:style style:name="P86" style:family="paragraph" style:parent-style-name="Standard">
      <style:text-properties fo:font-size="12pt" officeooo:paragraph-rsid="00e1b30c" style:font-size-asian="12pt" style:font-size-complex="12pt"/>
    </style:style>
    <style:style style:name="P87" style:family="paragraph" style:parent-style-name="Standard">
      <style:text-properties fo:font-size="12pt" officeooo:paragraph-rsid="00fc2351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fo:font-size="12pt" officeooo:paragraph-rsid="00f93be2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officeooo:paragraph-rsid="00bff2be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size="12pt" officeooo:paragraph-rsid="010b4549" style:font-size-asian="12pt" style:font-size-complex="12pt"/>
    </style:style>
    <style:style style:name="P91" style:family="paragraph" style:parent-style-name="Standard">
      <style:text-properties fo:font-size="12pt" officeooo:paragraph-rsid="00b782be" style:font-size-asian="12pt" style:font-size-complex="12pt"/>
    </style:style>
    <style:style style:name="P92" style:family="paragraph" style:parent-style-name="Standard">
      <style:text-properties fo:font-size="12pt" officeooo:paragraph-rsid="00bbb8f9" style:font-size-asian="12pt" style:font-size-complex="12pt"/>
    </style:style>
    <style:style style:name="P93" style:family="paragraph" style:parent-style-name="Standard">
      <style:text-properties fo:font-size="12pt" officeooo:paragraph-rsid="011cdb2f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fo:font-style="normal" officeooo:paragraph-rsid="00bf5ad5" style:font-size-asian="12pt" style:font-style-asian="normal" style:font-size-complex="12pt" style:font-style-complex="normal"/>
    </style:style>
    <style:style style:name="P95" style:family="paragraph" style:parent-style-name="Standard">
      <style:paragraph-properties fo:text-align="start" style:justify-single-word="false"/>
      <style:text-properties officeooo:rsid="00e27b01" officeooo:paragraph-rsid="00e27b01"/>
    </style:style>
    <style:style style:name="P96" style:family="paragraph" style:parent-style-name="Standard">
      <style:paragraph-properties fo:text-align="start" style:justify-single-word="false"/>
      <style:text-properties officeooo:rsid="00e27b01" officeooo:paragraph-rsid="00e80a34"/>
    </style:style>
    <style:style style:name="P97" style:family="paragraph" style:parent-style-name="Standard">
      <style:paragraph-properties fo:text-align="start" style:justify-single-word="false"/>
      <style:text-properties officeooo:rsid="00e38f84" officeooo:paragraph-rsid="00e50cec"/>
    </style:style>
    <style:style style:name="P98" style:family="paragraph" style:parent-style-name="Standard">
      <style:paragraph-properties fo:text-align="start" style:justify-single-word="false"/>
      <style:text-properties officeooo:rsid="00e689f6" officeooo:paragraph-rsid="00e689f6"/>
    </style:style>
    <style:style style:name="P99" style:family="paragraph" style:parent-style-name="Standard">
      <style:paragraph-properties fo:text-align="start" style:justify-single-word="false"/>
      <style:text-properties officeooo:rsid="00e7225b" officeooo:paragraph-rsid="00e7225b"/>
    </style:style>
    <style:style style:name="P100" style:family="paragraph" style:parent-style-name="Standard">
      <style:text-properties officeooo:paragraph-rsid="00fc2351"/>
    </style:style>
    <style:style style:name="P101" style:family="paragraph" style:parent-style-name="Standard">
      <style:paragraph-properties fo:text-align="center" style:justify-single-word="false"/>
      <style:text-properties fo:font-weight="normal" officeooo:paragraph-rsid="00b510cb" style:font-weight-asian="normal" style:font-weight-complex="normal"/>
    </style:style>
    <style:style style:name="P102" style:family="paragraph" style:parent-style-name="Standard">
      <style:text-properties officeooo:paragraph-rsid="0115fa47"/>
    </style:style>
    <style:style style:name="P103" style:family="paragraph" style:parent-style-name="Standard">
      <style:text-properties fo:color="#1c1c1c" loext:opacity="100%" style:text-underline-style="none" fo:font-weight="normal" officeooo:paragraph-rsid="01351f1e" style:font-weight-asian="normal" style:font-weight-complex="normal"/>
    </style:style>
    <style:style style:name="P104" style:family="paragraph" style:parent-style-name="Standard">
      <style:text-properties officeooo:paragraph-rsid="01494a82"/>
    </style:style>
    <style:style style:name="P105" style:family="paragraph" style:parent-style-name="Standard">
      <style:text-properties officeooo:paragraph-rsid="0170f0fc" style:language-asian="fr" style:country-asian="FR"/>
    </style:style>
    <style:style style:name="P106" style:family="paragraph" style:parent-style-name="Standard">
      <style:text-properties officeooo:rsid="014ce8c5" officeooo:paragraph-rsid="017017ed"/>
    </style:style>
    <style:style style:name="P107" style:family="paragraph" style:parent-style-name="Standard">
      <style:text-properties officeooo:paragraph-rsid="017017ed"/>
    </style:style>
    <style:style style:name="P108" style:family="paragraph" style:parent-style-name="Standard">
      <style:text-properties officeooo:paragraph-rsid="0170f0fc"/>
    </style:style>
    <style:style style:name="P109" style:family="paragraph" style:parent-style-name="Standard">
      <style:text-properties officeooo:rsid="00e1051d" officeooo:paragraph-rsid="01735537"/>
    </style:style>
    <style:style style:name="P110" style:family="paragraph" style:parent-style-name="Standard">
      <style:text-properties officeooo:paragraph-rsid="01735537"/>
    </style:style>
    <style:style style:name="P111" style:family="paragraph" style:parent-style-name="Standard">
      <style:text-properties officeooo:paragraph-rsid="017a6e79"/>
    </style:style>
    <style:style style:name="P112" style:family="paragraph" style:parent-style-name="Standard">
      <style:text-properties officeooo:rsid="01811228" officeooo:paragraph-rsid="01811228"/>
    </style:style>
    <style:style style:name="P113" style:family="paragraph" style:parent-style-name="Standard">
      <style:text-properties officeooo:rsid="0181c806" officeooo:paragraph-rsid="0181c806"/>
    </style:style>
    <style:style style:name="P114" style:family="paragraph" style:parent-style-name="Standard">
      <style:text-properties officeooo:rsid="0183bb43" officeooo:paragraph-rsid="0186ca8b"/>
    </style:style>
    <style:style style:name="P115" style:family="paragraph" style:parent-style-name="Standard">
      <style:text-properties fo:font-style="italic" officeooo:rsid="01881c0a" officeooo:paragraph-rsid="01881c0a" style:font-style-asian="italic" style:font-style-complex="italic"/>
    </style:style>
    <style:style style:name="P116" style:family="paragraph" style:parent-style-name="Standard" style:master-page-name="Standard">
      <style:paragraph-properties fo:text-align="center" style:justify-single-word="false" style:page-number="auto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17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rsid="012952b5" officeooo:paragraph-rsid="017b1a67" style:font-weight-asian="bold" style:font-weight-complex="bold" style:text-overline-style="none" style:text-overline-color="font-color"/>
    </style:style>
    <style:style style:name="P118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7a6e79" style:font-weight-asian="bold" style:font-weight-complex="bold"/>
    </style:style>
    <style:style style:name="P119" style:family="paragraph" style:parent-style-name="Standard">
      <style:text-properties style:language-asian="fr" style:country-asian="FR"/>
    </style:style>
    <style:style style:name="P120" style:family="paragraph" style:parent-style-name="Standard">
      <style:text-properties officeooo:paragraph-rsid="017a6e79" style:language-asian="fr" style:country-asian="FR"/>
    </style:style>
    <style:style style:name="P121" style:family="paragraph" style:parent-style-name="Standard">
      <style:paragraph-properties fo:text-align="start" style:justify-single-word="false"/>
      <style:text-properties officeooo:paragraph-rsid="018f6443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6d506" officeooo:paragraph-rsid="00f6d506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19afef5" officeooo:paragraph-rsid="019afef5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color="#000000" loext:opacity="100%" style:font-name="DejaVu Serif Condensed" fo:font-size="12pt" fo:font-weight="normal" officeooo:rsid="00fdcdfd" style:font-name-asian="Calibri1" style:font-size-asian="12pt" style:language-asian="fr" style:country-asian="FR" style:font-weight-asian="normal" style:font-size-complex="12pt" style:font-weight-complex="normal"/>
    </style:style>
    <style:style style:name="T2" style:family="text">
      <style:text-properties fo:color="#000000" loext:opacity="100%" style:font-name="DejaVu Serif Condensed" fo:font-size="12pt" fo:font-weight="normal" officeooo:rsid="0117bd80" style:font-name-asian="Calibri1" style:font-size-asian="12pt" style:language-asian="fr" style:country-asian="FR" style:font-weight-asian="normal" style:font-size-complex="12pt" style:font-weight-complex="normal"/>
    </style:style>
    <style:style style:name="T3" style:family="text">
      <style:text-properties fo:color="#000000" loext:opacity="100%" style:font-name="DejaVu Serif Condensed" fo:font-size="12pt" fo:font-weight="normal" officeooo:rsid="014772cb" style:font-name-asian="Calibri1" style:font-size-asian="12pt" style:language-asian="fr" style:country-asian="FR" style:font-weight-asian="normal" style:font-size-complex="12pt" style:font-weight-complex="normal"/>
    </style:style>
    <style:style style:name="T4" style:family="text">
      <style:text-properties fo:color="#000000" loext:opacity="100%" style:font-name="DejaVu Serif Condensed" fo:font-size="12pt" style:text-underline-style="none" fo:font-weight="normal" officeooo:rsid="00a37a19" style:font-name-asian="Calibri1" style:font-size-asian="12pt" style:language-asian="fr" style:country-asian="FR" style:font-weight-asian="normal" style:font-size-complex="12pt" style:font-weight-complex="normal"/>
    </style:style>
    <style:style style:name="T5" style:family="text">
      <style:text-properties fo:color="#000000" loext:opacity="100%" style:font-name="DejaVu Serif Condensed" fo:font-size="12pt" style:text-underline-style="none" officeooo:rsid="00a37a19" style:font-name-asian="Calibri1" style:font-size-asian="12pt" style:language-asian="fr" style:country-asian="FR" style:font-size-complex="12pt"/>
    </style:style>
    <style:style style:name="T6" style:family="text">
      <style:text-properties fo:color="#000000" loext:opacity="100%" style:font-name="DejaVu Serif Condensed" fo:font-size="12pt" officeooo:rsid="00a37a19" style:font-name-asian="Calibri1" style:font-size-asian="12pt" style:language-asian="fr" style:country-asian="FR" style:font-size-complex="12pt"/>
    </style:style>
    <style:style style:name="T7" style:family="text">
      <style:text-properties fo:color="#000000" loext:opacity="100%" style:font-name="DejaVu Serif Condensed" fo:font-size="12pt" fo:font-weight="bold" officeooo:rsid="00e1b30c" style:font-name-asian="Calibri1" style:font-size-asian="12pt" style:language-asian="fr" style:country-asian="FR" style:font-weight-asian="bold" style:font-size-complex="12pt" style:font-weight-complex="bold"/>
    </style:style>
    <style:style style:name="T8" style:family="text">
      <style:text-properties fo:color="#000000" loext:opacity="100%" style:font-name="DejaVu Serif Condensed" fo:font-size="12pt" fo:font-weight="bold" officeooo:rsid="00e80a34" style:font-name-asian="Calibri1" style:font-size-asian="12pt" style:language-asian="fr" style:country-asian="FR" style:font-weight-asian="bold" style:font-size-complex="12pt" style:font-weight-complex="bold"/>
    </style:style>
    <style:style style:name="T9" style:family="text">
      <style:text-properties fo:color="#000000" loext:opacity="100%" style:font-name="DejaVu Serif Condensed" fo:font-size="12pt" fo:font-weight="bold" officeooo:rsid="00e9953d" style:font-name-asian="Calibri1" style:font-size-asian="12pt" style:language-asian="fr" style:country-asian="FR" style:font-weight-asian="bold" style:font-size-complex="12pt" style:font-weight-complex="bold"/>
    </style:style>
    <style:style style:name="T10" style:family="text">
      <style:text-properties fo:color="#000000" loext:opacity="100%" style:font-name="DejaVu Serif Condensed" fo:font-size="12pt" fo:font-weight="bold" officeooo:rsid="0113bc19" style:font-name-asian="Calibri1" style:font-size-asian="12pt" style:language-asian="fr" style:country-asian="FR" style:font-weight-asian="bold" style:font-size-complex="12pt" style:font-weight-complex="bold"/>
    </style:style>
    <style:style style:name="T11" style:family="text">
      <style:text-properties fo:color="#000000" loext:opacity="100%" style:font-name="DejaVu Serif Condensed" fo:font-size="12pt" fo:font-weight="bold" officeooo:rsid="0117bd80" style:font-name-asian="Calibri1" style:font-size-asian="12pt" style:language-asian="fr" style:country-asian="FR" style:font-weight-asian="bold" style:font-size-complex="12pt" style:font-weight-complex="bold"/>
    </style:style>
    <style:style style:name="T12" style:family="text">
      <style:text-properties fo:font-style="normal" style:language-asian="fr" style:country-asian="FR" style:font-style-asian="normal" style:font-name-complex="Arial" style:font-style-complex="normal"/>
    </style:style>
    <style:style style:name="T13" style:family="text">
      <style:text-properties fo:font-style="normal" officeooo:rsid="0011c66f" style:language-asian="fr" style:country-asian="FR" style:font-style-asian="normal" style:font-name-complex="Arial" style:font-style-complex="normal"/>
    </style:style>
    <style:style style:name="T14" style:family="text">
      <style:text-properties fo:font-style="normal" officeooo:rsid="003b7c2c" style:language-asian="fr" style:country-asian="FR" style:font-style-asian="normal" style:font-name-complex="Arial" style:font-style-complex="normal"/>
    </style:style>
    <style:style style:name="T15" style:family="text">
      <style:text-properties fo:font-style="normal" officeooo:rsid="003d6ca7" style:language-asian="fr" style:country-asian="FR" style:font-style-asian="normal" style:font-name-complex="Arial" style:font-style-complex="normal"/>
    </style:style>
    <style:style style:name="T16" style:family="text">
      <style:text-properties fo:font-style="normal" officeooo:rsid="003f461e" style:language-asian="fr" style:country-asian="FR" style:font-style-asian="normal" style:font-name-complex="Arial" style:font-style-complex="normal"/>
    </style:style>
    <style:style style:name="T17" style:family="text">
      <style:text-properties fo:font-style="normal" officeooo:rsid="0039cf92" style:language-asian="fr" style:country-asian="FR" style:font-style-asian="normal" style:font-name-complex="Arial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15fa47" style:font-weight-asian="normal" style:font-weight-complex="normal"/>
    </style:style>
    <style:style style:name="T20" style:family="text">
      <style:text-properties style:use-window-font-color="true" loext:opacity="0%" fo:language="fr" fo:country="FR" fo:font-style="italic" style:text-underline-style="none" fo:font-weight="normal" officeooo:rsid="00571629" style:letter-kerning="false" style:font-name-asian="SimSun" style:language-asian="zh" style:country-asian="CN" style:font-style-asian="italic" style:font-weight-asian="normal" style:font-name-complex="Calibri2" style:language-complex="ar" style:country-complex="SA" style:font-style-complex="italic" style:font-weight-complex="normal"/>
    </style:style>
    <style:style style:name="T21" style:family="text">
      <style:text-properties style:use-window-font-color="true" loext:opacity="0%" fo:language="fr" fo:country="FR" fo:font-style="italic" style:text-underline-style="none" fo:font-weight="normal" officeooo:rsid="0059f36d" style:letter-kerning="false" style:font-name-asian="SimSun" style:language-asian="zh" style:country-asian="CN" style:font-style-asian="italic" style:font-weight-asian="normal" style:font-name-complex="Calibri2" style:language-complex="ar" style:country-complex="SA" style:font-style-complex="italic" style:font-weight-complex="normal"/>
    </style:style>
    <style:style style:name="T22" style:family="text">
      <style:text-properties style:use-window-font-color="true" loext:opacity="0%" fo:language="fr" fo:country="FR" style:text-underline-style="none" fo:font-weight="normal" officeooo:rsid="00571629" style:letter-kerning="false" style:font-name-asian="SimSun" style:language-asian="zh" style:country-asian="CN" style:font-weight-asian="normal" style:font-name-complex="Calibri2" style:language-complex="ar" style:country-complex="SA" style:font-weight-complex="normal"/>
    </style:style>
    <style:style style:name="T23" style:family="text">
      <style:text-properties style:use-window-font-color="true" loext:opacity="0%" fo:language="fr" fo:country="FR" style:text-underline-style="none" fo:font-weight="normal" officeooo:rsid="0059f36d" style:letter-kerning="false" style:font-name-asian="SimSun" style:language-asian="zh" style:country-asian="CN" style:font-weight-asian="normal" style:font-name-complex="Calibri2" style:language-complex="ar" style:country-complex="SA" style:font-weight-complex="normal"/>
    </style:style>
    <style:style style:name="T24" style:family="text">
      <style:text-properties officeooo:rsid="00291fcf"/>
    </style:style>
    <style:style style:name="T25" style:family="text">
      <style:text-properties fo:font-style="italic" style:font-style-asian="italic" style:font-name-complex="Arial" style:font-style-complex="italic"/>
    </style:style>
    <style:style style:name="T26" style:family="text">
      <style:text-properties fo:font-style="italic" officeooo:rsid="005bb87d" style:font-style-asian="italic" style:font-name-complex="Arial" style:font-style-complex="italic"/>
    </style:style>
    <style:style style:name="T27" style:family="text">
      <style:text-properties fo:font-style="italic" officeooo:rsid="005bb87d" style:font-name-asian="Calibri1" style:language-asian="fr" style:country-asian="FR" style:font-style-asian="italic" style:font-name-complex="Arial" style:font-style-complex="italic"/>
    </style:style>
    <style:style style:name="T28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c9211e" loext:opacity="100%" style:text-underline-style="solid" style:text-underline-width="auto" style:text-underline-color="font-color" fo:font-weight="bold" officeooo:rsid="017a6e79" style:font-weight-asian="bold" style:font-weight-complex="bold"/>
    </style:style>
    <style:style style:name="T30" style:family="text">
      <style:text-properties fo:color="#c9211e" loext:opacity="100%" style:text-underline-style="solid" style:text-underline-width="auto" style:text-underline-color="font-color" fo:font-weight="bold" officeooo:rsid="00f58b8c" style:font-weight-asian="bold" style:font-weight-complex="bold"/>
    </style:style>
    <style:style style:name="T31" style:family="text">
      <style:text-properties fo:color="#c9211e" loext:opacity="100%" style:text-underline-style="solid" style:text-underline-width="auto" style:text-underline-color="font-color" fo:font-weight="bold" officeooo:rsid="01935a7e" style:font-weight-asian="bold" style:font-weight-complex="bold"/>
    </style:style>
    <style:style style:name="T32" style:family="text">
      <style:text-properties fo:color="#c9211e" loext:opacity="100%" style:text-underline-style="solid" style:text-underline-width="auto" style:text-underline-color="font-color" fo:font-weight="bold" officeooo:rsid="019a5c29" style:font-weight-asian="bold" style:font-weight-complex="bold"/>
    </style:style>
    <style:style style:name="T33" style:family="text">
      <style:text-properties fo:color="#c9211e" loext:opacity="100%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4" style:family="text">
      <style:text-properties fo:color="#c9211e" loext:opacity="100%" style:text-underline-style="solid" style:text-underline-width="auto" style:text-underline-color="font-color" fo:font-weight="bold" officeooo:rsid="005bb87d" style:font-name-asian="Calibri1" style:language-asian="fr" style:country-asian="FR" style:font-weight-asian="bold" style:font-name-complex="Arial" style:font-weight-complex="bold"/>
    </style:style>
    <style:style style:name="T35" style:family="text">
      <style:text-properties fo:color="#c9211e" loext:opacity="100%" style:text-underline-style="none"/>
    </style:style>
    <style:style style:name="T36" style:family="text">
      <style:text-properties fo:color="#c9211e" loext:opacity="100%" style:font-name="DejaVu Serif Condensed" style:text-underline-style="solid" style:text-underline-width="auto" style:text-underline-color="font-color" fo:font-weight="bold" officeooo:rsid="00bcb906" style:font-name-asian="Calibri1" style:language-asian="fr" style:country-asian="FR" style:font-weight-asian="bold" style:font-name-complex="Arial" style:font-weight-complex="bold"/>
    </style:style>
    <style:style style:name="T37" style:family="text">
      <style:text-properties fo:color="#c9211e" loext:opacity="100%" style:font-name="DejaVu Serif Condensed" style:text-underline-style="solid" style:text-underline-width="auto" style:text-underline-color="font-color" fo:font-weight="bold" officeooo:rsid="00fc2351" style:font-name-asian="Calibri1" style:language-asian="fr" style:country-asian="FR" style:font-weight-asian="bold" style:font-weight-complex="bold"/>
    </style:style>
    <style:style style:name="T38" style:family="text">
      <style:text-properties fo:color="#c9211e" loext:opacity="100%" style:font-name="DejaVu Serif Condensed" fo:font-size="28pt" fo:font-style="normal" fo:font-weight="bold" officeooo:rsid="00c3f880" style:font-name-asian="Calibri1" style:font-size-asian="28pt" style:language-asian="fr" style:country-asian="FR" style:font-style-asian="normal" style:font-weight-asian="bold" style:font-name-complex="Arial" style:font-size-complex="28pt" style:font-style-complex="normal" style:font-weight-complex="bold"/>
    </style:style>
    <style:style style:name="T39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172129" style:font-name-asian="Calibri1" style:font-size-asian="12pt" style:language-asian="fr" style:country-asian="FR" style:font-weight-asian="bold" style:font-size-complex="12pt" style:font-weight-complex="bold"/>
    </style:style>
    <style:style style:name="T40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2ccb15" style:font-name-asian="Calibri1" style:font-size-asian="12pt" style:language-asian="fr" style:country-asian="FR" style:font-weight-asian="bold" style:font-size-complex="12pt" style:font-weight-complex="bold"/>
    </style:style>
    <style:style style:name="T41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363012" style:font-name-asian="Calibri1" style:font-size-asian="12pt" style:language-asian="fr" style:country-asian="FR" style:font-weight-asian="bold" style:font-size-complex="12pt" style:font-weight-complex="bold"/>
    </style:style>
    <style:style style:name="T42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70f0fc" style:font-name-asian="Calibri1" style:font-size-asian="12pt" style:language-asian="fr" style:country-asian="FR" style:font-weight-asian="bold" style:font-size-complex="12pt" style:font-weight-complex="bold"/>
    </style:style>
    <style:style style:name="T43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8bd47e" style:font-name-asian="Calibri1" style:font-size-asian="12pt" style:language-asian="fr" style:country-asian="FR" style:font-weight-asian="bold" style:font-size-complex="12pt" style:font-weight-complex="bold"/>
    </style:style>
    <style:style style:name="T44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935a7e" style:font-name-asian="Calibri1" style:font-size-asian="12pt" style:language-asian="fr" style:country-asian="FR" style:font-weight-asian="bold" style:font-size-complex="12pt" style:font-weight-complex="bold"/>
    </style:style>
    <style:style style:name="T45" style:family="text">
      <style:text-properties fo:color="#c9211e" loext:opacity="100%" fo:font-size="28pt" fo:font-style="normal" fo:font-weight="bold" style:font-size-asian="28pt" style:language-asian="fr" style:country-asian="FR" style:font-style-asian="normal" style:font-weight-asian="bold" style:font-name-complex="Arial" style:font-size-complex="28pt" style:font-style-complex="normal" style:font-weight-complex="bold"/>
    </style:style>
    <style:style style:name="T46" style:family="text">
      <style:text-properties style:text-underline-style="none"/>
    </style:style>
    <style:style style:name="T47" style:family="text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font-weight-complex="bold" style:text-overline-style="none" style:text-overline-color="font-color"/>
    </style:style>
    <style:style style:name="T48" style:family="text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text-overline-style="none" style:text-overline-color="font-color"/>
    </style:style>
    <style:style style:name="T49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b2d258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50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2f0e9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51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53ca5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52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3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73474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4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75cad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5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6c00a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6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e9216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7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306918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8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31d291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9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8bbb86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770cf" style:font-name-asian="Calibri1" style:language-asian="fr" style:country-asian="FR" style:font-weight-asian="bold" style:font-weight-complex="bold" style:text-overline-style="none" style:text-overline-color="font-color"/>
    </style:style>
    <style:style style:name="T61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93be2" style:font-name-asian="Calibri1" style:language-asian="fr" style:country-asian="FR" style:font-weight-asian="bold" style:font-weight-complex="bold" style:text-overline-style="none" style:text-overline-color="font-color"/>
    </style:style>
    <style:style style:name="T62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6b934" style:font-name-asian="Calibri1" style:language-asian="fr" style:country-asian="FR" style:font-weight-asian="bold" style:font-weight-complex="bold" style:text-overline-style="none" style:text-overline-color="font-color"/>
    </style:style>
    <style:style style:name="T63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782be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4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5bb87d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5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96c4d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6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ad427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7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0f770cf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68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1036dde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69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0f6b934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70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1073363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71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72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officeooo:rsid="005bb87d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73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officeooo:rsid="00bad427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74" style:family="text">
      <style:text-properties fo:font-variant="normal" fo:text-transform="none" style:text-line-through-style="none" style:text-line-through-type="none" style:font-name="DejaVu Serif Condensed" style:font-name-asian="Calibri1" style:language-asian="fr" style:country-asian="FR" style:text-overline-style="none" style:text-overline-color="font-color"/>
    </style:style>
    <style:style style:name="T75" style:family="text">
      <style:text-properties fo:font-variant="normal" fo:text-transform="none" style:text-line-through-style="none" style:text-line-through-type="none" style:font-name="DejaVu Serif Condensed" officeooo:rsid="00f6b934" style:font-name-asian="Calibri1" style:language-asian="fr" style:country-asian="FR" style:text-overline-style="none" style:text-overline-color="font-color"/>
    </style:style>
    <style:style style:name="T76" style:family="text">
      <style:text-properties fo:font-variant="normal" fo:text-transform="none" style:text-line-through-style="none" style:text-line-through-type="none" style:font-name="DejaVu Serif Condensed" officeooo:rsid="00fa91ef" style:font-name-asian="Calibri1" style:language-asian="fr" style:country-asian="FR" style:text-overline-style="none" style:text-overline-color="font-color"/>
    </style:style>
    <style:style style:name="T77" style:family="text">
      <style:text-properties fo:font-variant="normal" fo:text-transform="none" style:text-line-through-style="none" style:text-line-through-type="none" style:font-name="DejaVu Serif Condensed" officeooo:rsid="010963c1" style:font-name-asian="Calibri1" style:language-asian="fr" style:country-asian="FR" style:text-overline-style="none" style:text-overline-color="font-color"/>
    </style:style>
    <style:style style:name="T78" style:family="text">
      <style:text-properties fo:font-variant="normal" fo:text-transform="none" style:text-line-through-style="none" style:text-line-through-type="none" style:font-name="DejaVu Serif Condensed" style:text-underline-style="solid" style:text-underline-width="auto" style:text-underline-color="font-color" style:font-name-asian="Calibri1" style:language-asian="fr" style:country-asian="FR" style:text-overline-style="none" style:text-overline-color="font-color"/>
    </style:style>
    <style:style style:name="T79" style:family="text">
      <style:text-properties fo:font-variant="normal" fo:text-transform="none" style:text-line-through-style="none" style:text-line-through-type="none" style:font-name="DejaVu Serif Condensed" style:text-underline-style="none" style:font-name-asian="Calibri1" style:language-asian="fr" style:country-asian="FR" style:text-overline-style="none" style:text-overline-color="font-color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f6d506" style:font-name-asian="Calibri1" style:language-asian="fr" style:country-asian="FR" style:font-weight-asian="normal" style:font-weight-complex="normal" style:text-overline-style="none" style:text-overline-color="font-color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f770cf" style:font-name-asian="Calibri1" style:language-asian="fr" style:country-asian="FR" style:font-weight-asian="normal" style:font-weight-complex="normal" style:text-overline-style="none" style:text-overline-color="font-color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d8afd5" style:font-name-asian="Calibri1" style:language-asian="fr" style:country-asian="FR" style:font-weight-asian="normal" style:font-weight-complex="normal" style:text-overline-style="none" style:text-overline-color="font-color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10963c1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T84" style:family="text">
      <style:text-properties officeooo:rsid="00dd1eae"/>
    </style:style>
    <style:style style:name="T85" style:family="text">
      <style:text-properties officeooo:rsid="00e50cec"/>
    </style:style>
    <style:style style:name="T86" style:family="text">
      <style:text-properties officeooo:rsid="00f58b8c"/>
    </style:style>
    <style:style style:name="T87" style:family="text">
      <style:text-properties officeooo:rsid="00f6b934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font-size="12pt" officeooo:rsid="00fdcdfd" style:font-size-asian="12pt" style:font-size-complex="12pt"/>
    </style:style>
    <style:style style:name="T90" style:family="text">
      <style:text-properties fo:font-size="12pt" officeooo:rsid="00fc2351" style:font-size-asian="12pt" style:font-size-complex="12pt"/>
    </style:style>
    <style:style style:name="T91" style:family="text">
      <style:text-properties officeooo:rsid="00fe64d6"/>
    </style:style>
    <style:style style:name="T92" style:family="text">
      <style:text-properties officeooo:rsid="00ff2869"/>
    </style:style>
    <style:style style:name="T93" style:family="text">
      <style:text-properties officeooo:rsid="00fff33b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2001a4" style:font-weight-asian="bold" style:font-weight-complex="bold"/>
    </style:style>
    <style:style style:name="T96" style:family="text">
      <style:text-properties fo:font-weight="bold" officeooo:rsid="00dd9a0e" style:font-weight-asian="bold" style:font-weight-complex="bold"/>
    </style:style>
    <style:style style:name="T97" style:family="text">
      <style:text-properties officeooo:rsid="011cdb2f"/>
    </style:style>
    <style:style style:name="T98" style:family="text">
      <style:text-properties officeooo:rsid="01264cef"/>
    </style:style>
    <style:style style:name="T99" style:family="text">
      <style:text-properties officeooo:rsid="01282e23"/>
    </style:style>
    <style:style style:name="T100" style:family="text">
      <style:text-properties style:font-name="DejaVu Serif Condensed" fo:font-size="12pt" officeooo:rsid="01403405" style:font-name-asian="Calibri1" style:font-size-asian="12pt" style:language-asian="fr" style:country-asian="FR" style:font-size-complex="12pt"/>
    </style:style>
    <style:style style:name="T101" style:family="text">
      <style:text-properties style:font-name="DejaVu Serif Condensed" fo:font-size="12pt" officeooo:rsid="0147a158" style:font-name-asian="Calibri1" style:font-size-asian="12pt" style:language-asian="fr" style:country-asian="FR" style:font-size-complex="12pt"/>
    </style:style>
    <style:style style:name="T102" style:family="text">
      <style:text-properties style:font-name="DejaVu Serif Condensed" fo:font-size="12pt" officeooo:rsid="0170f0fc" style:font-name-asian="Calibri1" style:font-size-asian="12pt" style:language-asian="fr" style:country-asian="FR" style:font-size-complex="12pt"/>
    </style:style>
    <style:style style:name="T103" style:family="text">
      <style:text-properties style:font-name="DejaVu Serif Condensed" fo:font-size="12pt" officeooo:rsid="0180748d" style:font-name-asian="Calibri1" style:font-size-asian="12pt" style:language-asian="fr" style:country-asian="FR" style:font-size-complex="12pt"/>
    </style:style>
    <style:style style:name="T104" style:family="text">
      <style:text-properties style:font-name="DejaVu Serif Condensed" fo:font-size="12pt" officeooo:rsid="018bbc19" style:font-name-asian="Calibri1" style:font-size-asian="12pt" style:language-asian="fr" style:country-asian="FR" style:font-size-complex="12pt"/>
    </style:style>
    <style:style style:name="T105" style:family="text">
      <style:text-properties style:font-name="DejaVu Serif Condensed" fo:font-size="12pt" officeooo:rsid="018bd47e" style:font-name-asian="Calibri1" style:font-size-asian="12pt" style:language-asian="fr" style:country-asian="FR" style:font-size-complex="12pt"/>
    </style:style>
    <style:style style:name="T106" style:family="text">
      <style:text-properties style:font-name="DejaVu Serif Condensed" fo:font-size="12pt" officeooo:rsid="018f6443" style:font-name-asian="Calibri1" style:font-size-asian="12pt" style:language-asian="fr" style:country-asian="FR" style:font-size-complex="12pt"/>
    </style:style>
    <style:style style:name="T107" style:family="text">
      <style:text-properties style:font-name="DejaVu Serif Condensed" officeooo:rsid="017cb033" style:font-name-asian="Calibri1" style:font-size-asian="12pt" style:language-asian="fr" style:country-asian="FR" style:font-size-complex="12pt" style:font-weight-complex="normal"/>
    </style:style>
    <style:style style:name="T108" style:family="text">
      <style:text-properties style:font-name="DejaVu Serif Condensed" officeooo:rsid="017b1a67" style:font-name-asian="Calibri1" style:font-size-asian="12pt" style:language-asian="fr" style:country-asian="FR" style:font-size-complex="12pt" style:font-weight-complex="bold"/>
    </style:style>
    <style:style style:name="T109" style:family="text">
      <style:text-properties officeooo:rsid="012952b5" style:font-weight-complex="bold"/>
    </style:style>
    <style:style style:name="T110" style:family="text">
      <style:text-properties officeooo:rsid="00dd9a0e" style:font-weight-complex="bold"/>
    </style:style>
    <style:style style:name="T111" style:family="text">
      <style:text-properties officeooo:rsid="0175567e"/>
    </style:style>
    <style:style style:name="T112" style:family="text">
      <style:text-properties officeooo:rsid="01764a1d"/>
    </style:style>
    <style:style style:name="T113" style:family="text">
      <style:text-properties officeooo:rsid="017652ed"/>
    </style:style>
    <style:style style:name="T114" style:family="text">
      <style:text-properties officeooo:rsid="01819865"/>
    </style:style>
    <style:style style:name="T115" style:family="text">
      <style:text-properties officeooo:rsid="018bbc19"/>
    </style:style>
    <style:style style:name="T116" style:family="text">
      <style:text-properties officeooo:rsid="018bd47e"/>
    </style:style>
    <style:style style:name="T117" style:family="text">
      <style:text-properties officeooo:rsid="018f6443"/>
    </style:style>
    <style:style style:name="T118" style:family="text">
      <style:text-properties officeooo:rsid="019a5c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Thème 1 : Dans la maison !</text:p>
      <text:p text:style-name="P20">Partie A : Le circuit électrique </text:p>
      <text:p text:style-name="P39"/>
      <text:p text:style-name="P45"><text:span text:style-name="T47">Chapitre </text:span><text:span text:style-name="T49">1</text:span><text:span text:style-name="T47"> : Être au courant (</text:span><text:span text:style-name="T50">4</text:span><text:span text:style-name="T47"> semaines)</text:span></text:p>
      <text:p text:style-name="P15"/>
      <table:table table:name="Tableau1" table:style-name="Tableau1">
        <table:table-column table:style-name="Tableau1.A"/>
        <table:table-column table:style-name="Tableau1.B"/>
        <table:table-row table:style-name="TableLine94612633599840">
          <table:table-cell table:style-name="Tableau1.A1" office:value-type="string">
            <text:p text:style-name="P51">Connaissances et compétences associés</text:p>
          </table:table-cell>
          <table:table-cell table:style-name="Tableau1.B1" office:value-type="string">
            <text:p text:style-name="P51">Exemples de situations, d’activité et de ressources pour l’élève</text:p>
          </table:table-cell>
        </table:table-row>
        <table:table-row table:style-name="TableLine94612633881616">
          <table:table-cell table:style-name="Tableau1.A2" table:number-columns-spanned="2" office:value-type="string">
            <text:p text:style-name="P47">Réaliser des circuits électriques simples et exploiter les lois de l’électricité</text:p>
          </table:table-cell>
          <table:covered-table-cell/>
        </table:table-row>
        <table:table-row table:style-name="TableLine94612633902272">
          <table:table-cell table:style-name="Tableau1.A3" office:value-type="string">
            <text:p text:style-name="P101"><text:span text:style-name="T94">Élaborer</text:span> et mettre en œuvre un protocole.</text:p>
            <text:p text:style-name="P101">expérimental simple visant à réaliser un circuit</text:p>
            <text:p text:style-name="P101">électrique répondant à un cahier des charges</text:p>
            <text:p text:style-name="P101">simple ou à vérifier une loi de l’électricité.</text:p>
            <text:p text:style-name="P101"/>
          </table:table-cell>
          <table:table-cell table:style-name="Tableau1.B3" office:value-type="string">
            <text:p text:style-name="P47"/>
          </table:table-cell>
        </table:table-row>
      </table:table>
      <text:p text:style-name="P15"/>
      <text:p text:style-name="P91"><text:bookmark-start text:name="__DdeLink__756_21815404491"/><text:span text:style-name="T71">Activité 1 : </text:span><text:bookmark-end text:name="__DdeLink__756_21815404491"/><text:span text:style-name="T63">Comment faire briller une lampe </text:span><text:span text:style-name="T64">?</text:span></text:p>
      <text:p text:style-name="P21">Introduire et définir les termes dipôle, générateur, récepteur, circuit électrique.</text:p>
      <text:p text:style-name="P21">Réaliser un circuit simple.</text:p>
      <text:p text:style-name="P27"/>
      <text:p text:style-name="P91"><text:bookmark-start text:name="__DdeLink__756_21815404492"/><text:span text:style-name="T72">Activité 2 : </text:span><text:bookmark-end text:name="__DdeLink__756_21815404492"/><text:span text:style-name="T65">Conducteurs et isolants</text:span><text:span text:style-name="T72">.</text:span></text:p>
      <text:p text:style-name="P91">Introduire et connaître la différence entre conducteur et isolant.</text:p>
      <text:p text:style-name="P91"/>
      <text:p text:style-name="P91"><text:bookmark-start text:name="__DdeLink__756_21815404493"/><text:span text:style-name="T72">Activité </text:span><text:span text:style-name="T66">3</text:span><text:span text:style-name="T72"> : </text:span><text:bookmark-end text:name="__DdeLink__756_21815404493"/><text:span text:style-name="T66">Le schéma électrique</text:span><text:span text:style-name="T72">.</text:span></text:p>
      <text:p text:style-name="P91">Connaître les symboles de différents dipôles électriques et introduire les règles de</text:p>
      <text:p text:style-name="P91">schématisation d’un circuit électrique.</text:p>
      <text:p text:style-name="P91"/>
      <text:p text:style-name="P91"><text:bookmark-start text:name="__DdeLink__756_21815404494"/><text:span text:style-name="T72">Activité </text:span><text:span text:style-name="T66">4</text:span><text:span text:style-name="T72"> : </text:span><text:bookmark-end text:name="__DdeLink__756_21815404494"/><text:span text:style-name="T73">La schématisation approfondie </text:span><text:span text:style-name="T72">.</text:span></text:p>
      <text:p text:style-name="P92">Connaître les symboles de différents dipôles électriques et introduire les règles de</text:p>
      <text:p text:style-name="P22">schématisation d’un circuit électrique.</text:p>
      <text:p text:style-name="P16"/>
      <text:p text:style-name="P16"/>
      <text:p text:style-name="P10"><text:span text:style-name="T47">Chapitre 2 : Être au courant (</text:span><text:span text:style-name="T51">4</text:span><text:span text:style-name="T47"> semaines)</text:span></text:p>
      <text:p text:style-name="P38"/>
      <table:table table:name="Tableau5" table:style-name="Tableau5">
        <table:table-column table:style-name="Tableau5.A"/>
        <table:table-column table:style-name="Tableau5.B"/>
        <table:table-row table:style-name="TableLine94612633882144">
          <table:table-cell table:style-name="Tableau5.A1" office:value-type="string">
            <text:p text:style-name="P52">Connaissances et compétences</text:p>
            <text:p text:style-name="P52">associés</text:p>
          </table:table-cell>
          <table:table-cell table:style-name="Tableau5.B1" office:value-type="string">
            <text:p text:style-name="P50">Exemples de situations, d’activité et de ressources pour l’élève</text:p>
          </table:table-cell>
        </table:table-row>
        <table:table-row table:style-name="TableLine94612633936304">
          <table:table-cell table:style-name="Tableau5.A2" table:number-columns-spanned="2" office:value-type="string">
            <text:p text:style-name="P46">Réaliser des circuits électriques simples et exploiter les lois de l’électricité</text:p>
          </table:table-cell>
          <table:covered-table-cell/>
        </table:table-row>
        <table:table-row table:style-name="TableLine94612633938336">
          <table:table-cell table:style-name="Tableau5.A3" office:value-type="string">
            <text:p text:style-name="P46"><text:span text:style-name="T95">é</text:span><text:span text:style-name="T94">laborer</text:span> <text:span text:style-name="T24">et</text:span> <text:span text:style-name="T94">réaliser</text:span><text:span text:style-name="T18"> un circuit électrique </text:span></text:p>
            <text:p text:style-name="P46">répondant à un cahier des charges simple.</text:p>
            <text:p text:style-name="P46"/>
            <text:p text:style-name="P46">Danger de l’électricité</text:p>
            <text:p text:style-name="P46"/>
            <text:p text:style-name="P46"><text:span text:style-name="T20">Effet</text:span><text:span text:style-name="T21">s</text:span><text:span text:style-name="T20"> et danger du court circuit.</text:span></text:p>
            <text:p text:style-name="P46"/>
            <text:p text:style-name="P46">Sens du courant.</text:p>
          </table:table-cell>
          <table:table-cell table:style-name="Tableau5.B3" office:value-type="string">
            <text:p text:style-name="P46"/>
          </table:table-cell>
        </table:table-row>
      </table:table>
      <text:p text:style-name="Standard"/>
      <text:p text:style-name="P40"><text:bookmark-start text:name="__DdeLink__756_2181540449"/><text:span text:style-name="T25">Activité 1 : Le</text:span><text:span text:style-name="T26">s</text:span><text:span text:style-name="T25"> </text:span><text:bookmark-end text:name="__DdeLink__756_2181540449"/><text:span text:style-name="T27">différents dipôles.</text:span></text:p>
      <text:p text:style-name="P93">Introduire <text:span text:style-name="T97">les différents dipôles.</text:span></text:p>
      <text:p text:style-name="P85"/>
      <text:p text:style-name="P40">Activité 2 : Le sens du courant</text:p>
      <text:p text:style-name="P85">Introduire le sens conventionnel du courant électrique. </text:p>
      <text:p text:style-name="P43"/>
      <text:p text:style-name="P40"><text:span text:style-name="T25">Activité </text:span><text:span text:style-name="T27">3</text:span><text:span text:style-name="T25"> : Le court-circuit.</text:span></text:p>
      <text:p text:style-name="P94"><text:span text:style-name="T22">Effet</text:span><text:span text:style-name="T23">s</text:span><text:span text:style-name="T22"> et danger du court circuit.</text:span></text:p>
      <text:p text:style-name="P85"/>
      <text:p text:style-name="P85"><text:span text:style-name="T33">Activité </text:span><text:span text:style-name="T34">4</text:span><text:span text:style-name="T33"> : </text:span><text:span text:style-name="T36">Dispositifs de sécurité</text:span><text:span text:style-name="T33">.</text:span></text:p>
      <text:p text:style-name="P89">Danger de l’électricité</text:p>
      <text:p text:style-name="P3">Chapitre 3 : Mesure de l’intensité du courant <text:span text:style-name="T98">(2 semaines)</text:span></text:p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Line94612633954240">
          <table:table-cell table:style-name="Tableau2.A1" office:value-type="string">
            <text:p text:style-name="P50">Connaissances et compétences associés</text:p>
          </table:table-cell>
          <table:table-cell table:style-name="Tableau2.B1" office:value-type="string">
            <text:p text:style-name="P73">Exemples de situations, d’activité et de </text:p>
            <text:p text:style-name="P73">ressources pour l’élève</text:p>
          </table:table-cell>
        </table:table-row>
        <table:table-row table:style-name="TableLine94612633952320">
          <table:table-cell table:style-name="Tableau2.A2" table:number-columns-spanned="2" office:value-type="string">
            <text:p text:style-name="Standard">Réaliser des circuits électriques simples et exploiter les lois de l’électricité</text:p>
          </table:table-cell>
          <table:covered-table-cell/>
        </table:table-row>
        <table:table-row table:style-name="TableLine94612633959360">
          <table:table-cell table:style-name="Tableau2.A3" office:value-type="string">
            <text:p text:style-name="P46">L’intensité du courant électrique est la même </text:p>
            <text:p text:style-name="P46">en tout point d’un circuit qui ne comporte </text:p>
            <text:p text:style-name="P46">que des dipôles en série.</text:p>
          </table:table-cell>
          <table:table-cell table:style-name="Tableau2.B3" office:value-type="string">
            <text:p text:style-name="Standard"/>
          </table:table-cell>
        </table:table-row>
      </table:table>
      <text:p text:style-name="P29">Activité 1 : L’intensité du courant.</text:p>
      <text:p text:style-name="Standard"><text:span text:style-name="T10">Réaliser</text:span> une mesure d’intensité avec un ampèremètre.</text:p>
      <text:p text:style-name="Standard"><text:span text:style-name="T94">Connaître</text:span> l’unité de mesure de l’intensité du courant.</text:p>
      <text:p text:style-name="Standard"/>
      <text:p text:style-name="Standard"><text:span text:style-name="T28">Activité 2 : </text:span><text:span text:style-name="T39">Loi de l’intensité dans un circuit à boucle simple.</text:span></text:p>
      <text:p text:style-name="P102"><text:span text:style-name="T11">Connaître </text:span><text:span text:style-name="T2">la loi de l’intensité dans un circuit à boucle simple</text:span><text:span text:style-name="T19">.</text:span></text:p>
      <text:p text:style-name="P2"><text:span text:style-name="T48">Chapitre 4 : Un circuit pas si complexe (</text:span><text:span text:style-name="T55">3</text:span><text:span text:style-name="T48"> semaines)</text:span></text:p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9">Connaissances et compétences associés</text:p>
          </table:table-cell>
          <table:table-cell table:style-name="Tableau3.A1" office:value-type="string">
            <text:p text:style-name="P56">Exemp<text:span text:style-name="T46">les de situations,</text:span><text:span text:style-name="T35"> </text:span><text:span text:style-name="T5">d’activité et de ressources pour l’élève</text:span></text:p>
          </table:table-cell>
        </table:table-row>
        <table:table-row table:style-name="Tableau3.1">
          <table:table-cell table:style-name="Tableau3.A2" table:number-columns-spanned="2" office:value-type="string">
            <text:p text:style-name="P46">Réaliser des circuits électriques simples et exploiter les lois de l’électricité</text:p>
          </table:table-cell>
          <table:covered-table-cell/>
        </table:table-row>
        <table:table-row table:style-name="Tableau3.3">
          <table:table-cell table:style-name="Tableau3.A3" office:value-type="string">
            <text:p text:style-name="P46"><text:span text:style-name="T94">Exploiter</text:span> les lois de l’électricité.</text:p>
            <text:p text:style-name="P46">Dipôles en série, dipôles en dérivation.</text:p>
          </table:table-cell>
          <table:table-cell table:style-name="Tableau3.B3" office:value-type="string">
            <text:p text:style-name="Standard"/>
          </table:table-cell>
        </table:table-row>
      </table:table>
      <text:p text:style-name="Standard"/>
      <text:p text:style-name="P29">Activité 1 : Découverte des circuits en dérivation.</text:p>
      <text:p text:style-name="Standard">Définition : circuit en série, en dérivation.</text:p>
      <text:p text:style-name="Standard"/>
      <text:p text:style-name="P29">Activité 2 : Les différences des deux types de circuit.</text:p>
      <text:p text:style-name="Standard">Influence du nombre de dipôle, de l’ordre des dipôles ou d’une panne de dipôle sur chacun de ces circuits.</text:p>
      <text:p text:style-name="Standard"/>
      <text:p text:style-name="P29">Activité 3 : Élaborer un circuit électrique.</text:p>
      <text:p text:style-name="Standard"><text:span text:style-name="T94">élaborer</text:span> et <text:span text:style-name="T94">réaliser</text:span> un circuit électrique répondant à un cahier des charges simple.</text:p>
      <text:p text:style-name="P2"/>
      <text:p text:style-name="P19">Partie B : L’eau dans la maison et l’environnement</text:p>
      <text:p text:style-name="P11">Chapitre 1 : L’eau autour de nous <text:span text:style-name="T99">(5 à 8 semaines)</text:span></text:p>
      <text:p text:style-name="Standard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Standard">Connaissances et compétences associés</text:p>
          </table:table-cell>
          <table:table-cell table:style-name="Tableau8.A1" office:value-type="string">
            <text:p text:style-name="P44">Exemples de situations<text:span text:style-name="T28"> </text:span><text:span text:style-name="T4">d’activité et de ressources pour l’élève</text:span></text:p>
          </table:table-cell>
        </table:table-row>
        <table:table-row table:style-name="Tableau8.1">
          <table:table-cell table:style-name="Tableau8.A2" table:number-columns-spanned="2" office:value-type="string">
            <text:p text:style-name="Standard">Décrire la constitution et les états de la matière.</text:p>
          </table:table-cell>
          <table:covered-table-cell/>
        </table:table-row>
        <table:table-row table:style-name="Tableau8.3">
          <table:table-cell table:style-name="Tableau8.A3" office:value-type="string">
            <text:p text:style-name="Standard">Rappel Notion de corps pur.</text:p>
            <text:p text:style-name="Standard"/>
            <text:p text:style-name="Standard">Mettre en œuvre des tests caractéristiques </text:p>
            <text:p text:style-name="Standard">d’espèces chimiques à partir d’une banque </text:p>
            <text:p text:style-name="Standard">fournie.</text:p>
            <text:p text:style-name="Standard"/>
            <text:p text:style-name="Standard">Espèce chimique et mélange.</text:p>
            <text:p text:style-name="Standard"/>
            <text:p text:style-name="Standard">Proposer et mettre en œuvre un protocole expérimental pour étudier les propriétés des changements d’états.</text:p>
            <text:p text:style-name="Standard"/>
            <text:p text:style-name="Standard">Caractériser les différents états d’un corps pur.</text:p>
          </table:table-cell>
          <table:table-cell table:style-name="Tableau8.B3" office:value-type="string">
            <text:p text:style-name="Standard">Mise en œuvre expérience simple montrant la conservation de la masse d’une substance lors d’un changement d’état.</text:p>
            <text:p text:style-name="Standard"/>
            <text:p text:style-name="Standard">Traitement des eaux (purification, désalinisation)</text:p>
          </table:table-cell>
        </table:table-row>
      </table:table>
      <text:p text:style-name="Standard"/>
      <text:p text:style-name="P32">Activité 1 : Le cycle de l’eau. </text:p>
      <text:p text:style-name="Standard">- Connaître les différents états et changements d’état de la matière</text:p>
      <text:p text:style-name="P29"/>
      <text:p text:style-name="P33">Activité 2 : La planète bleue.</text:p>
      <text:p text:style-name="P103">- Comprendre le rôle de l'eau sur Terre.</text:p>
      <text:p text:style-name="P33"/>
      <text:p text:style-name="Standard">En <text:span text:style-name="T3">F</text:span>rance quelle quantité d’eau utilisé par jour comparé aux autre pays</text:p>
      <text:p text:style-name="P33">Activité 3 : D’où vient l’eau <text:span text:style-name="T100">que nous buvons</text:span>?</text:p>
      <text:p text:style-name="Standard">Traitement des eaux (purification, désalinisation)</text:p>
      <text:p text:style-name="Standard">- Connaître et comprendre les différents processus de traitements des eaux.</text:p>
      <text:p text:style-name="P32"/>
      <text:p text:style-name="P34">Activité 4 : Les états de l’eau et leurs propriétés.</text:p>
      <text:p text:style-name="P104">- Caractériser les différents états d’un corps pur.</text:p>
      <text:p text:style-name="P104">- Proposer et mettre en œuvre un protocole expérimental pour étudier les propriétés des changements d’états.</text:p>
      <text:p text:style-name="P60"/>
      <text:p text:style-name="P60"/>
      <text:p text:style-name="P59">Évaluation :</text:p>
      <text:p text:style-name="P110">compléter le schéma sur le cy<text:span text:style-name="T112">c</text:span>le de l'eau</text:p>
      <text:p text:style-name="P109">mol<text:span text:style-name="T113">é</text:span>cules ← particules</text:p>
      <text:p text:style-name="P109">calcul et proportion</text:p>
      <text:p text:style-name="P61">caractéristiques des éta<text:span text:style-name="T111">t</text:span>s de l'eau.</text:p>
      <text:p text:style-name="P5"><text:span text:style-name="T96">Chapitre 2 : Recette de cuisine </text:span><text:span text:style-name="T109">(3 semaines)</text:span></text:p>
      <text:p text:style-name="P107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58">Connaissances et compétences associés</text:p>
          </table:table-cell>
          <table:table-cell table:style-name="Tableau11.A1" office:value-type="string">
            <text:p text:style-name="P58">Exemples de situations, <text:span text:style-name="T6">d’activité et de </text:span></text:p>
            <text:p text:style-name="P74">ressources pour l’élève</text:p>
          </table:table-cell>
        </table:table-row>
        <table:table-row table:style-name="Tableau11.1">
          <table:table-cell table:style-name="Tableau11.A2" table:number-columns-spanned="2" office:value-type="string">
            <text:p text:style-name="P107">Décrire la constitution et les états de la matière.</text:p>
          </table:table-cell>
          <table:covered-table-cell/>
        </table:table-row>
        <table:table-row table:style-name="Tableau11.3">
          <table:table-cell table:style-name="Tableau11.A3" office:value-type="string">
            <text:p text:style-name="P107">Notions de corps purs.</text:p>
            <text:p text:style-name="P107"/>
            <text:p text:style-name="P107">Espèce chimique et mélange.</text:p>
            <text:p text:style-name="P107"/>
            <text:p text:style-name="P107">Distinguer transformation chimique et mélange</text:p>
            <text:p text:style-name="P107"/>
            <text:p text:style-name="P107">Protocole pour déterminer une masse </text:p>
            <text:p text:style-name="P107">volumique.</text:p>
            <text:p text:style-name="P107"/>
            <text:p text:style-name="P107">Solubilité.</text:p>
            <text:p text:style-name="P107"/>
            <text:p text:style-name="P107">Estimer expérimentalement une valeur de </text:p>
            <text:p text:style-name="P107">solubilité dans l’eau.</text:p>
          </table:table-cell>
          <table:table-cell table:style-name="Tableau11.B3" office:value-type="string">
            <text:p text:style-name="P107"/>
          </table:table-cell>
        </table:table-row>
      </table:table>
      <text:p text:style-name="P106"/>
      <text:p text:style-name="P35"/>
      <text:p text:style-name="P108"><text:span text:style-name="T41">Activité </text:span><text:span text:style-name="T42">1</text:span><text:span text:style-name="T41"> : Quels aliments dans notre cuisine contiennent de l’eau ?</text:span></text:p>
      <text:p text:style-name="P105">Mettre en œuvre des tests caractéristiques d’espèces chimiques à partir d’une banque fournie.</text:p>
      <text:p text:style-name="P49">mise en page de l'activité plus aérée place pour schéma.</text:p>
      <text:p text:style-name="P35"/>
      <text:p text:style-name="P35"/>
      <text:p text:style-name="P35">Activité <text:span text:style-name="T102">2</text:span> : <text:span text:style-name="T101">Que contient l'eau du robinet</text:span>?</text:p>
      <text:p text:style-name="P107">-Rappel Notion de corps pur.</text:p>
      <text:p text:style-name="P107">-Espèce chimique et mélange.</text:p>
      <text:p text:style-name="P35"/>
      <text:p text:style-name="P35"/>
      <text:p text:style-name="P107"><text:span text:style-name="T28">Activité </text:span><text:span text:style-name="T29">3</text:span><text:span text:style-name="T28"> : Température lors des changements d'états</text:span><text:span text:style-name="T41">.</text:span></text:p>
      <text:p text:style-name="P107">- Tracer une courbe expérimentale.</text:p>
      <text:p text:style-name="P107">- Température lors d'un changement d'états.</text:p>
      <text:p text:style-name="P35"/>
      <text:p text:style-name="P6"><text:span text:style-name="T110">Chapitre </text:span><text:span text:style-name="T108">3</text:span><text:span text:style-name="T110"> : </text:span><text:span text:style-name="T108">Le grain de sel </text:span><text:span text:style-name="T109">(3 semaines)</text:span></text:p>
      <text:p text:style-name="P117"/>
      <text:p text:style-name="P36">Activité 1 : Récupérer le sel de mer.</text:p>
      <text:p text:style-name="P111">Notion de corps purs.</text:p>
      <text:p text:style-name="P111">Espèce chimique et mélange.</text:p>
      <text:p text:style-name="P111">Distinguer transformation chimique et mélange</text:p>
      <text:p text:style-name="P111"/>
      <text:p text:style-name="P115">activité documentaire à propos du sel de mer, les marais salants, les filtres à eau et le </text:p>
      <text:p text:style-name="P115">coût énergétique de tout ça ?</text:p>
      <text:p text:style-name="P111"/>
      <text:p text:style-name="P37">Activité <text:span text:style-name="T103">2</text:span> : Solubilité, solution saturée</text:p>
      <text:p text:style-name="Standard">Solubilité.</text:p>
      <text:p text:style-name="P119">Estimer expérimentalement une valeur de solubilité dans l’eau.</text:p>
      <text:p text:style-name="P36"/>
      <text:p text:style-name="P112">Idée : plusieurs contenant de sel déjà pesé</text:p>
      <text:p text:style-name="P112"><text:s text:c="10"/>plusieurs bécher d'eau de 100ml <text:span text:style-name="T114">chacun</text:span></text:p>
      <text:p text:style-name="P113">On trouve expérimentalement la solubilité maximale.</text:p>
      <text:p text:style-name="P114">À la fin (expérience prof?:( ) on compare la masse volumique de notre eau chargé en sel vs l'eau du robinet</text:p>
      <text:p text:style-name="Standard"/>
      <text:p text:style-name="P36"/>
      <text:p text:style-name="P36">Activité <text:span text:style-name="T103">3</text:span> : Mesure de volume et de masse pour distinguer l’eau salée et l’eau du robinet.</text:p>
      <text:p text:style-name="P111">Protocole pour déterminer une masse volumique.</text:p>
      <text:p text:style-name="P111"/>
      <text:p text:style-name="P120"/>
      <text:p text:style-name="P4">Chapitre <text:span text:style-name="T107">4</text:span> : Que se passe t-il au cours d’un changement d’état ? </text:p>
      <text:p text:style-name="P14">(2 à 3 semaine)</text:p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50">Connaissances et compétences associés</text:p>
          </table:table-cell>
          <table:table-cell table:style-name="Tableau9.A1" office:value-type="string">
            <text:p text:style-name="P53">Exemples de situations, d’activité </text:p>
            <text:p text:style-name="P53">et de ressources pour l’élève</text:p>
          </table:table-cell>
        </table:table-row>
        <table:table-row table:style-name="Tableau9.1">
          <table:table-cell table:style-name="Tableau9.A2" table:number-columns-spanned="2" office:value-type="string">
            <text:p text:style-name="P46">Décrire la constitution et les états de la matière.</text:p>
          </table:table-cell>
          <table:covered-table-cell/>
        </table:table-row>
        <table:table-row table:style-name="Tableau9.3">
          <table:table-cell table:style-name="Tableau9.A3" office:value-type="string">
            <text:p text:style-name="P46">Changements d’états de la matière.</text:p>
            <text:p text:style-name="P46"/>
            <text:p text:style-name="P46">Interprétation des changements </text:p>
            <text:p text:style-name="P46">d’états au niveau microscopique.</text:p>
          </table:table-cell>
          <table:table-cell table:style-name="Tableau9.B3" office:value-type="string">
            <text:p text:style-name="P46"/>
          </table:table-cell>
        </table:table-row>
      </table:table>
      <text:p text:style-name="Standard"/>
      <text:p text:style-name="Standard"/>
      <text:p text:style-name="P30">Activité 1 : Changement d’état, Graphique représentant la variation de la température en</text:p>
      <text:p text:style-name="P30">fonction du temps au cours d’un changement d’état (solidification, vaporisation) et palier de température.</text:p>
      <text:p text:style-name="Standard"><text:span text:style-name="T13">C</text:span><text:span text:style-name="T14">hangement</text:span><text:span text:style-name="T15">s</text:span><text:span text:style-name="T14"> d’état</text:span><text:span text:style-name="T15">s</text:span><text:span text:style-name="T14"> de la matière</text:span></text:p>
      <text:p text:style-name="Standard"/>
      <text:p text:style-name="Standard"/>
      <text:p text:style-name="P29"><text:span text:style-name="T13">Activité 2 :</text:span><text:span text:style-name="T17">Interprétation microscopique.</text:span></text:p>
      <text:p text:style-name="Standard"><text:span text:style-name="T12">Interprétation </text:span><text:span text:style-name="T16">d</text:span><text:span text:style-name="T12">es changements d’état</text:span><text:span text:style-name="T16">s</text:span><text:span text:style-name="T12"> au niveau microscopique.</text:span></text:p>
      <text:p text:style-name="P7"><text:span text:style-name="T45">Thème 2 : </text:span><text:span text:style-name="T38">N</text:span><text:span text:style-name="T45">otre système solaire</text:span></text:p>
      <text:p text:style-name="P28"/>
      <text:p text:style-name="P62"><text:span text:style-name="T48">Chapitre </text:span><text:span text:style-name="T52">1</text:span><text:span text:style-name="T48"> : </text:span><text:span text:style-name="T52">La formation de notre système solaire </text:span><text:span text:style-name="T56">(1 à 2 semaines)</text:span></text:p>
      <text:p text:style-name="P12"/>
      <text:p text:style-name="P1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5">Connaissances et compétences</text:p>
            <text:p text:style-name="P55">associés</text:p>
          </table:table-cell>
          <table:table-cell table:style-name="Tableau4.A1" office:value-type="string">
            <text:p text:style-name="P55">Exemples de situations,</text:p>
            <text:p text:style-name="P55">d’activité et de ressources pour </text:p>
            <text:p text:style-name="P55">l’élève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57">Décrire l’organisation de la matière dans l’univers</text:p>
          </table:table-cell>
          <table:covered-table-cell/>
        </table:table-row>
        <table:table-row table:style-name="Tableau4.3">
          <table:table-cell table:style-name="Tableau4.A3" office:value-type="string">
            <text:p text:style-name="P68">Galaxies, évolution de l’univers, </text:p>
            <text:p text:style-name="P68">formation du système solaire, âges géologiques.</text:p>
          </table:table-cell>
          <table:table-cell table:style-name="Tableau4.B3" office:value-type="string">
            <text:p text:style-name="P48"/>
          </table:table-cell>
        </table:table-row>
      </table:table>
      <text:p text:style-name="P13"/>
      <text:p text:style-name="P31">Activité 1 : <text:span text:style-name="T106">De quoi est composé notre système solaire ?</text:span></text:p>
      <text:p text:style-name="P31"/>
      <text:p text:style-name="P31"/>
      <text:p text:style-name="P121"><text:span text:style-name="T28">Activité </text:span><text:span text:style-name="T40">2</text:span><text:span text:style-name="T28"> : </text:span><text:span text:style-name="T44">Comment s'est formé </text:span><text:span text:style-name="T30">notre système solaire ?</text:span></text:p>
      <text:p text:style-name="P8"><text:span text:style-name="T53">C</text:span><text:span text:style-name="T52">hap</text:span><text:span text:style-name="T53">itre </text:span><text:span text:style-name="T52">2 : </text:span><text:span text:style-name="T59">M</text:span><text:span text:style-name="T53">ouvement</text:span><text:span text:style-name="T59">s</text:span><text:span text:style-name="T53"> dans </text:span><text:span text:style-name="T52">notre système solaire </text:span><text:span text:style-name="T57">(3 à 4 semaines)</text:span></text:p>
      <text:p text:style-name="P17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2" office:value-type="string">
            <text:p text:style-name="P55">Connaissances et compétences</text:p>
            <text:p text:style-name="P55">associés</text:p>
          </table:table-cell>
          <table:covered-table-cell/>
          <table:table-cell table:style-name="Tableau6.A1" office:value-type="string">
            <text:p text:style-name="P55">Exemples de situations,</text:p>
            <text:p text:style-name="P55">d’activité et de ressources pour </text:p>
            <text:p text:style-name="P55">l’élève</text:p>
          </table:table-cell>
        </table:table-row>
        <table:table-row table:style-name="Tableau6.1">
          <table:table-cell table:style-name="Tableau6.A2" table:number-columns-spanned="3" office:value-type="string">
            <text:p text:style-name="P72">Caractériser un mouvement</text:p>
          </table:table-cell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70">Caractériser le mouvement d’un objet.</text:p>
            <text:p text:style-name="P70"/>
            <text:p text:style-name="P70">Utiliser la relation liant vitesse, distance et durée </text:p>
            <text:p text:style-name="P70">dans le cas d’un mouvement uniforme</text:p>
            <text:p text:style-name="P70"/>
            <text:p text:style-name="P82">Mouvements rectilignes et circulaire.</text:p>
            <text:p text:style-name="P82"/>
            <text:p text:style-name="P83">Mouvements uniformes et mouvements dont </text:p>
            <text:p text:style-name="P83">la vitesse varie au cours du temps <text:span text:style-name="T84">en direction </text:span></text:p>
            <text:p text:style-name="P83"><text:span text:style-name="T84">ou en valeur</text:span>.</text:p>
            <text:p text:style-name="P83"/>
            <text:p text:style-name="P84">Relativité du mouvement dans des cas simples.</text:p>
          </table:table-cell>
          <table:table-cell table:style-name="Tableau6.B3" table:number-columns-spanned="2" office:value-type="string">
            <text:p text:style-name="P70"/>
          </table:table-cell>
          <table:covered-table-cell/>
        </table:table-row>
      </table:table>
      <text:p text:style-name="P18"/>
      <text:p text:style-name="P42">Activité 1 : <text:span text:style-name="T87">Description d’un mouvement.</text:span></text:p>
      <text:p text:style-name="P90"><text:span text:style-name="T82">Caractériser</text:span><text:span text:style-name="T80"> un mouvement : ralenti, accéléré, constant. Rectiligne, curviligne, circulair</text:span><text:span text:style-name="T81">e</text:span></text:p>
      <text:p text:style-name="P23">Mouvements rectilignes et circulaire.</text:p>
      <text:p text:style-name="P122"/>
      <text:p text:style-name="P123">Thomas pesquet.</text:p>
      <text:p text:style-name="P24"/>
      <text:p text:style-name="P88"><text:span text:style-name="T60">Activité </text:span><text:span text:style-name="T61">2 </text:span><text:span text:style-name="T60">: </text:span><text:span text:style-name="T61">Quelle est la planète la plus rapide </text:span><text:span text:style-name="T62">?</text:span></text:p>
      <text:p text:style-name="P79"><text:span text:style-name="T75">Calcul</text:span><text:span text:style-name="T76">er</text:span><text:span text:style-name="T75"> une vitesse. </text:span><text:span text:style-name="T77">Tache complexe.</text:span></text:p>
      <text:p text:style-name="P71">Utiliser la relation liant vitesse, distance et durée <text:span text:style-name="T83">dans le cas d’un mouvement uniforme.</text:span></text:p>
      <text:p text:style-name="P25"/>
      <text:p text:style-name="P67"><text:span text:style-name="T67">Activité </text:span><text:span text:style-name="T68">3 </text:span><text:span text:style-name="T67">: </text:span><text:span text:style-name="T68">Relativité du mouvement </text:span><text:span text:style-name="T70">?</text:span></text:p>
      <text:p text:style-name="P26">Relativité du mouvement dans des cas simples.</text:p>
      <text:p text:style-name="P26"/>
      <text:p text:style-name="P25"/>
      <text:p text:style-name="P80"><text:span text:style-name="T75">P</text:span><text:span text:style-name="T74">istes :</text:span></text:p>
      <text:p text:style-name="P80"><text:span text:style-name="T78">exercice : </text:span><text:span text:style-name="T74">Quelle différence de temps de trajet entre un conducteur qui respecte les limitations de vitesse et un conducteur qui ne les respecte pas.</text:span></text:p>
      <text:p text:style-name="P81"><text:span text:style-name="T74">Animation de planète :</text:span><text:span text:style-name="T79"> la relativité du mouvement dans des cas simples.</text:span></text:p>
      <text:p text:style-name="P9"><text:span text:style-name="T53">C</text:span><text:span text:style-name="T52">hap</text:span><text:span text:style-name="T53">itre </text:span><text:span text:style-name="T54">3</text:span><text:span text:style-name="T52"> : </text:span><text:span text:style-name="T54">Que voit-on et qu’entend t-on dans l’espace ? </text:span><text:span text:style-name="T58">( 3 à 4 semaines)</text:span></text:p>
      <text:p text:style-name="P63"/>
      <text:p text:style-name="P6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54">Connaissances et compétences</text:p>
            <text:p text:style-name="P54">associés</text:p>
          </table:table-cell>
          <table:table-cell table:style-name="Tableau10.A1" table:number-columns-spanned="2" office:value-type="string">
            <text:p text:style-name="P54">Exemples de situations,</text:p>
            <text:p text:style-name="P54">d’activité et de ressources pour </text:p>
            <text:p text:style-name="P54">l’élève</text:p>
          </table:table-cell>
          <table:covered-table-cell/>
        </table:table-row>
        <table:table-row table:style-name="Tableau10.1">
          <table:table-cell table:style-name="Tableau10.A2" table:number-columns-spanned="3" office:value-type="string">
            <text:p text:style-name="P75">Signaux lumineux, signaux sonores, signal et information</text:p>
          </table:table-cell>
          <table:covered-table-cell/>
          <table:covered-table-cell/>
        </table:table-row>
        <table:table-row table:style-name="Tableau10.3">
          <table:table-cell table:style-name="Tableau10.A3" table:number-columns-spanned="2" office:value-type="string">
            <text:p text:style-name="P76">Signaux lumineux</text:p>
            <text:p text:style-name="P97">Distinguer source primaire <text:span text:style-name="T85">(objet lumineux) d’un</text:span> objet </text:p>
            <text:p text:style-name="P97">diffusant.</text:p>
            <text:p text:style-name="P95"/>
            <text:p text:style-name="P98">Lumière : sources, propagation, vitesse de propagation, année lumière.</text:p>
            <text:p text:style-name="P98"/>
            <text:p text:style-name="P99">Modèle du rayon lumineux ?</text:p>
            <text:p text:style-name="P99"/>
            <text:p text:style-name="P65"><text:span text:style-name="T8">S</text:span><text:span text:style-name="T7">ignaux sonores</text:span></text:p>
            <text:p text:style-name="P96">Décrire les conditions de propagation d’un son.</text:p>
            <text:p text:style-name="P96"/>
            <text:p text:style-name="P66"><text:span text:style-name="T9">S</text:span><text:span text:style-name="T7">ignal et information</text:span></text:p>
            <text:p text:style-name="P78">Comprendre que l’utilisation d’un son et de la lumière permet de transporter un signal et donc une information.</text:p>
          </table:table-cell>
          <table:covered-table-cell/>
          <table:table-cell table:style-name="Tableau10.C3" office:value-type="string">
            <text:p text:style-name="P69"/>
          </table:table-cell>
        </table:table-row>
      </table:table>
      <text:p text:style-name="P86"/>
      <text:p text:style-name="P41">Activité 1 : <text:span text:style-name="T118">Sources de lumière.</text:span></text:p>
      <text:p text:style-name="P100"><text:span text:style-name="T89">Définir les termes de </text:span><text:span text:style-name="T1">s</text:span><text:span text:style-name="T90">ource </text:span><text:span text:style-name="T88">primaire </text:span><text:span text:style-name="T89">et d’</text:span><text:span text:style-name="T88">obj</text:span><text:span text:style-name="T90">et</text:span><text:span text:style-name="T88"> diffusant .</text:span></text:p>
      <text:p text:style-name="P87"/>
      <text:p text:style-name="P87"><text:span text:style-name="T28">Activité </text:span><text:span text:style-name="T37">2</text:span><text:span text:style-name="T28"> : </text:span><text:span text:style-name="T32">Propagation de la lumière.</text:span></text:p>
      <text:p text:style-name="P87"><text:span text:style-name="T91">Connaître les </text:span>condition <text:span text:style-name="T92">de</text:span> propagation <text:span text:style-name="T93">de</text:span> <text:span text:style-name="T93">la </text:span>lumière et <text:span text:style-name="T93">du </text:span>son.</text:p>
      <text:p text:style-name="P87"/>
      <text:p text:style-name="P87"><text:span text:style-name="T28">Activité </text:span><text:span text:style-name="T37">3</text:span><text:span text:style-name="T28"> : </text:span><text:span text:style-name="T32">Rayon lumineux.</text:span></text:p>
      <text:p text:style-name="P77">Introduire le modèle du rayon lumineux (propagation rectiligne de la lumière dans le vide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imSun" svg:font-family="SimSun, 宋体" style:font-pitch="variable"/>
    <style:font-face style:name="Calibri" svg:font-family="Calibri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512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4.367cm"/>
        </style:tab-stops>
      </style:paragraph-properties>
      <style:text-properties fo:color="#000000" loext:opacity="100%" style:font-name="DejaVu Serif Condensed" fo:font-family="'DejaVu Serif Condensed'" style:font-family-generic="roman" style:font-pitch="variable" fo:font-size="12pt" fo:font-weight="normal" officeooo:rsid="0039cf92" style:font-name-asian="Calibri1" style:font-family-asian="Calibri" style:font-family-generic-asian="system" style:font-pitch-asian="variable" style:font-size-asian="12pt" style:language-asian="fr" style:country-asian="FR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style:style style:name="Pied_20_de_20_page_20_Car" style:display-name="Pied de pag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fo:font-size="15pt" fo:font-weight="bold" officeooo:rsid="00c3f880" officeooo:paragraph-rsid="00c3f880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0.139cm" fo:margin-bottom="1.461cm" fo:margin-left="0.319cm" fo:margin-right="0.319cm" fo:border="none" fo:padding="0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ession 5èm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mille.mathot@icloud.com</meta:initial-creator>
    <meta:editing-cycles>375</meta:editing-cycles>
    <meta:creation-date>2020-08-21T09:40:00</meta:creation-date>
    <dc:date>2021-05-23T20:19:53.747237033</dc:date>
    <meta:editing-duration>PT14H20M28S</meta:editing-duration>
    <meta:generator>LibreOffice/7.0.4.2$Linux_X86_64 LibreOffice_project/00$Build-2</meta:generator>
    <dc:creator>J Cercy</dc:creator>
    <meta:document-statistic meta:table-count="10" meta:image-count="0" meta:object-count="0" meta:page-count="11" meta:paragraph-count="208" meta:word-count="1447" meta:character-count="9339" meta:non-whitespace-character-count="8066"/>
    <meta:user-defined meta:name="AppVersion">14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